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3.55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18mm"/>
    </style:style>
    <style:style style:name="co5" style:family="table-column">
      <style:table-column-properties fo:break-before="auto" style:column-width="23.57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8.93mm"/>
    </style:style>
    <style:style style:name="co8" style:family="table-column">
      <style:table-column-properties fo:break-before="auto" style:column-width="18.19mm"/>
    </style:style>
    <style:style style:name="co9" style:family="table-column">
      <style:table-column-properties fo:break-before="auto" style:column-width="14.16mm"/>
    </style:style>
    <style:style style:name="co10" style:family="table-column">
      <style:table-column-properties fo:break-before="auto" style:column-width="7.53mm"/>
    </style:style>
    <style:style style:name="co11" style:family="table-column">
      <style:table-column-properties fo:break-before="auto" style:column-width="17.25mm"/>
    </style:style>
    <style:style style:name="co12" style:family="table-column">
      <style:table-column-properties fo:break-before="auto" style:column-width="11.85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25.58mm"/>
    </style:style>
    <style:style style:name="co15" style:family="table-column">
      <style:table-column-properties fo:break-before="auto" style:column-width="1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dc5e7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dfcce4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a3238e" fo:font-weight="bold" style:font-weight-asian="bold" style:font-weight-complex="bold"/>
    </style:style>
    <style:style style:name="ce17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color="#a3238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a3238e"/>
    </style:style>
    <style:style style:name="ce19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  <style:style style:name="gr1" style:family="graphic">
      <style:graphic-properties draw:stroke="dash" draw:stroke-dash="Fine_20_Dashed" draw:marker-end="Arrowhead_20_1" draw:textarea-horizontal-align="center" draw:textarea-vertical-align="middle"/>
    </style:style>
    <style:style style:name="gr2" style:family="graphic">
      <style:graphic-properties draw:stroke="dash" draw:stroke-dash="Fine_20_Dashed" svg:stroke-color="#a3238e" draw:marker-start="Arrowhead_20_2" draw:marker-end="Arrowhead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s0 = sp + 32</text:p>
          </table:table-cell>
          <table:table-cell/>
          <table:table-cell table:style-name="ce5" office:value-type="string" calcext:value-type="string">
            <text:p>sp = sp + 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[sp+24] = s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oad 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/>
          <table:table-cell office:value-type="string" calcext:value-type="string">
            <text:p>[s0-17] = 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/>
          <table:table-cell office:value-type="string" calcext:value-type="string">
            <text:p>[s0-24] = 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/>
          <table:table-cell table:style-name="ce5" office:value-type="string" calcext:value-type="string">
            <text:p>sp = sp - 32</text:p>
          </table:table-cell>
          <table:table-cell office:value-type="string" calcext:value-type="string">
            <text:p>[s0-32] = 30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l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3" table:default-cell-style-name="Default"/>
        <table:table-column table:style-name="co9" table:default-cell-style-name="ce1"/>
        <table:table-column table:style-name="co3" table:default-cell-style-name="Default"/>
        <table:table-column table:style-name="co10" table:default-cell-style-name="ce1"/>
        <table:table-column table:style-name="co11" table:default-cell-style-name="ce1"/>
        <table:table-column table:style-name="co3" table:default-cell-style-name="Default"/>
        <table:table-column table:style-name="co12" table:default-cell-style-name="ce1"/>
        <table:table-column table:style-name="co13" table:default-cell-style-name="ce1"/>
        <table:table-row table:style-name="ro1"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ain()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[sp+24] = ra</text:p>
          </table:table-cell>
          <table:table-cell office:value-type="string" calcext:value-type="string">
            <text:p>stor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fn()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9"/>
          <table:table-cell office:value-type="string" calcext:value-type="string">
            <text:p>[sp+16] = s0</text:p>
            <draw:path table:end-cell-address="call.F10" table:end-x="19.71mm" table:end-y="4.51mm" draw:z-index="1" draw:style-name="gr1" draw:text-style-name="P1" svg:width="55.38mm" svg:height="17.67mm" draw:transform="rotate (-2.57069545526245) translate (56.4500017654234mm 3.01000003958578mm)" svg:viewBox="0 0 5539 1768" svg:d="M0 0c2507 0 5539 1768 5539 1768">
              <text:p/>
            </draw:path>
          </table:table-cell>
          <table:table-cell office:value-type="string" calcext:value-type="string">
            <text:p>stor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4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[s0-20]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[s0-24]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[sp+40] = s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12" office:value-type="string" calcext:value-type="string">
            <text:p>retur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5" office:value-type="string" calcext:value-type="string">
            <text:p>sp = sp - 32</text:p>
          </table:table-cell>
          <table:table-cell/>
          <table:table-cell office:value-type="string" calcext:value-type="string">
            <text:p>jr r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>
            <draw:path table:end-cell-address="call.F19" table:end-x="20.02mm" table:end-y="3.01mm" draw:z-index="0" draw:style-name="gr1" draw:text-style-name="P1" svg:width="57.05mm" svg:height="28.38mm" draw:transform="rotate (-0.964468944652067) translate (24.2429485864711mm -12.2706109104034mm)" svg:viewBox="0 0 5706 2839" svg:d="M0 2839c3810 0 5706-2839 5706-2839">
              <text:p/>
            </draw:path>
          </table:table-cell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c</text:p>
          </table:table-cell>
          <table:table-cell office:value-type="string" calcext:value-type="string">
            <text:p>[s0-20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[s0-36]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1" office:value-type="string" calcext:value-type="string">
            <text:p>cal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[s0-40]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  <table:table-cell office:value-type="float" office:value="48" calcext:value-type="float">
            <text:p>48</text:p>
          </table:table-cell>
          <table:table-cell table:style-name="ce7"/>
          <table:table-cell table:style-name="ce5" office:value-type="string" calcext:value-type="string">
            <text:p>sp = sp - 48</text:p>
          </table:table-cell>
          <table:table-cell table:number-columns-repeated="2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lloc" table:style-name="ta1">
        <table:table-column table:style-name="co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default-cell-style-name="Default"/>
        <table:table-column table:style-name="co3" table:default-cell-style-name="ce15"/>
        <table:table-column table:style-name="co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7" table:default-cell-style-name="ce1"/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ain()</text:p>
          </table:table-cell>
          <table:covered-table-cell table:style-name="ce1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32</text:p>
          </table:table-cell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[sp+24] = ra</text:p>
          </table:table-cell>
          <table:table-cell office:value-type="string" calcext:value-type="string">
            <text:p>store</text:p>
          </table:table-cell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3"/>
          <table:table-cell table:style-name="ce13" office:value-type="string" calcext:value-type="string" table:number-columns-spanned="2" table:number-rows-spanned="1">
            <text:p>data_init()</text:p>
          </table:table-cell>
          <table:covered-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9"/>
          <table:table-cell office:value-type="string" calcext:value-type="string">
            <text:p>[sp+16] = s0</text:p>
          </table:table-cell>
          <table:table-cell office:value-type="string" calcext:value-type="string">
            <text:p>stor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s0 = sp + 3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4"/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0" office:value-type="string" calcext:value-type="string">
            <text:p>malloc(a0)</text:p>
          </table:table-cell>
          <table:table-cell office:value-type="string" calcext:value-type="string">
            <text:p>[s0-24]</text:p>
          </table:table-cell>
          <table:table-cell table:style-name="ce16" office:value-type="string" calcext:value-type="string">
            <text:p>address(a0)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[sp+24] = s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/>
          <table:table-cell/>
          <table:table-cell>
            <draw:path table:end-cell-address="malloc.F13" table:end-x="22.3mm" table:end-y="1.21mm" draw:z-index="1" draw:style-name="gr2" draw:text-style-name="P1" svg:width="34.25mm" svg:height="13.87mm" draw:transform="rotate (-0.769341134279101) translate (20.2683969749443mm -9.07365652436721mm)" svg:viewBox="0 0 3426 1388" svg:d="M0 1388c2078 1 3426-1388 3426-1388">
              <text:p/>
            </draw:path>
          </table:table-cell>
          <table:table-cell table:style-name="ce12"/>
          <table:table-cell table:style-name="ce1" office:value-type="float" office:value="12" calcext:value-type="float">
            <text:p>12</text:p>
          </table:table-cell>
          <table:table-cell table:style-name="ce14"/>
          <table:table-cell table:number-columns-repeated="8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5" office:value-type="string" calcext:value-type="string">
            <text:p>sp = sp - 32</text:p>
            <draw:path table:end-cell-address="malloc.F17" table:end-x="2.91mm" table:end-y="3.8mm" draw:z-index="0" draw:style-name="gr1" draw:text-style-name="P1" svg:width="48.13mm" svg:height="24.46mm" draw:transform="skewX (0.593411945678072) rotate (-0.636347045277133) translate (28.7410520873728mm -5.43068528807376mm)" svg:viewBox="0 0 4814 2447" svg:d="M0 2447c3216-1 4814-2447 4814-2447">
              <text:p/>
            </draw:path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4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20" calcext:value-type="float">
            <text:p>20</text:p>
          </table:table-cell>
          <table:table-cell table:style-name="ce14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24" calcext:value-type="float">
            <text:p>24</text:p>
          </table:table-cell>
          <table:table-cell table:style-name="ce17" office:value-type="string" calcext:value-type="string">
            <text:p>address(a0)</text:p>
          </table:table-cell>
          <table:table-cell table:style-name="ce18" office:value-type="string" calcext:value-type="string">
            <text:p>offset(a5)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all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/>
          <table:table-cell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5" office:value-type="string" calcext:value-type="string">
            <text:p>sp = sp - 32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3"/>
          <table:table-cell table:style-name="ce14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Arrowhead_20_2" draw:display-name="Arrowhead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6T13:28:52.901565777</meta:creation-date>
    <dc:date>2023-01-26T17:08:43.179277310</dc:date>
    <meta:editing-duration>PT17M46S</meta:editing-duration>
    <meta:editing-cycles>4</meta:editing-cycles>
    <meta:generator>LibreOffice/6.0.7.3$Linux_X86_64 LibreOffice_project/00m0$Build-3</meta:generator>
    <meta:document-statistic meta:table-count="3" meta:cell-count="114" meta:object-count="4"/>
  </office:meta>
</office:document-meta>
</file>